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9af5" officeooo:paragraph-rsid="000c9af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fo:language="el" fo:country="GR" officeooo:rsid="000c9af5" officeooo:paragraph-rsid="000c9af5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0c9af5" officeooo:paragraph-rsid="0015c2b5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01cb1" officeooo:paragraph-rsid="001d7424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1e560" officeooo:paragraph-rsid="0015c2b5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language="el" fo:country="GR" style:text-underline-style="none" officeooo:rsid="0015c2b5" officeooo:paragraph-rsid="0015c2b5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49d36" fo:background-color="transparen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05c9a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text-underline-style="none" officeooo:rsid="000c9af5" officeooo:paragraph-rsid="0015c2b5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249d3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f4338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249d36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15c2b5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d7424"/>
    </style:style>
    <style:style style:name="P27" style:family="paragraph" style:parent-style-name="Standard">
      <style:paragraph-properties fo:text-align="start" style:justify-single-word="false"/>
      <style:text-properties officeooo:paragraph-rsid="000c9af5"/>
    </style:style>
    <style:style style:name="P28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0c9af5" officeooo:paragraph-rsid="000c9af5" style:font-size-asian="16pt" style:font-weight-asian="bold" style:font-size-complex="16pt" style:font-weight-complex="bold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15c2b5" officeooo:paragraph-rsid="001d7424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1ec1bf" officeooo:paragraph-rsid="001f4338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23f422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81f51" officeooo:paragraph-rsid="00281f51" fo:background-color="#ffffa6" style:font-size-asian="12.25pt" style:font-size-complex="14pt"/>
    </style:style>
    <style:style style:name="P34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249d36"/>
    </style:style>
    <style:style style:name="P35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1f4338"/>
    </style:style>
    <style:style style:name="P36" style:family="paragraph" style:parent-style-name="Standard" style:list-style-name="L3">
      <style:paragraph-properties fo:text-align="start" style:justify-single-word="false"/>
      <style:text-properties fo:language="el" fo:country="GR" officeooo:paragraph-rsid="001f433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c1bf" fo:background-color="#ffff00" loext:char-shading-value="0"/>
    </style:style>
    <style:style style:name="T3" style:family="text">
      <style:text-properties style:text-underline-style="none" officeooo:rsid="001ec1bf"/>
    </style:style>
    <style:style style:name="T4" style:family="text">
      <style:text-properties style:text-underline-style="none" officeooo:rsid="001ec1bf"/>
    </style:style>
    <style:style style:name="T5" style:family="text">
      <style:text-properties style:text-underline-style="none" officeooo:rsid="00249d36"/>
    </style:style>
    <style:style style:name="T6" style:family="text">
      <style:text-properties fo:font-size="12pt" fo:language="el" fo:country="GR" style:text-underline-style="none" style:font-size-asian="10.5pt" style:font-size-complex="12pt"/>
    </style:style>
    <style:style style:name="T7" style:family="text">
      <style:text-properties fo:font-size="12pt" fo:language="el" fo:country="GR" style:text-underline-style="none" officeooo:rsid="00101cb1" style:font-size-asian="10.5pt" style:font-size-complex="12pt"/>
    </style:style>
    <style:style style:name="T8" style:family="text">
      <style:text-properties fo:font-size="12pt" fo:language="el" fo:country="GR" style:text-underline-style="none" officeooo:rsid="0011e560" style:font-size-asian="10.5pt" style:font-size-complex="12pt"/>
    </style:style>
    <style:style style:name="T9" style:family="text">
      <style:text-properties fo:font-size="12pt" fo:language="el" fo:country="GR" style:text-underline-style="none" officeooo:rsid="0015c2b5" style:font-size-asian="10.5pt" style:font-size-complex="12pt"/>
    </style:style>
    <style:style style:name="T10" style:family="text">
      <style:text-properties fo:font-size="12pt" fo:language="el" fo:country="GR" style:text-underline-style="none" officeooo:rsid="0018943d" style:font-size-asian="10.5pt" style:font-size-complex="12pt"/>
    </style:style>
    <style:style style:name="T11" style:family="text">
      <style:text-properties fo:font-size="12pt" fo:language="el" fo:country="GR" style:text-underline-style="none" officeooo:rsid="001a0ea4" style:font-size-asian="10.5pt" style:font-size-complex="12pt"/>
    </style:style>
    <style:style style:name="T12" style:family="text">
      <style:text-properties fo:font-size="12pt" fo:language="el" fo:country="GR" style:text-underline-style="none" officeooo:rsid="001c341f" style:font-size-asian="10.5pt" style:font-size-complex="12pt"/>
    </style:style>
    <style:style style:name="T13" style:family="text">
      <style:text-properties fo:font-size="12pt" fo:language="el" fo:country="GR" style:text-underline-style="none" officeooo:rsid="0014553c" style:font-size-asian="10.5pt" style:font-size-complex="12pt"/>
    </style:style>
    <style:style style:name="T14" style:family="text">
      <style:text-properties fo:font-size="12pt" fo:language="el" fo:country="GR" style:text-underline-style="none" officeooo:rsid="0015d9e1" style:font-size-asian="10.5pt" style:font-size-complex="12pt"/>
    </style:style>
    <style:style style:name="T15" style:family="text">
      <style:text-properties fo:font-size="12pt" fo:language="el" fo:country="GR" style:text-underline-style="none" officeooo:rsid="0016e125" style:font-size-asian="10.5pt" style:font-size-complex="12pt"/>
    </style:style>
    <style:style style:name="T16" style:family="text">
      <style:text-properties fo:font-size="12pt" fo:language="el" fo:country="GR" style:text-underline-style="none" officeooo:rsid="001d7424" style:font-size-asian="10.5pt" style:font-size-complex="12pt"/>
    </style:style>
    <style:style style:name="T17" style:family="text">
      <style:text-properties fo:font-size="12pt" fo:language="el" fo:country="GR" style:text-underline-style="none" officeooo:rsid="0023290b" style:font-size-asian="10.5pt" style:font-size-complex="12pt"/>
    </style:style>
    <style:style style:name="T18" style:family="text">
      <style:text-properties fo:font-size="12pt" fo:language="el" fo:country="GR" style:text-underline-style="none" officeooo:rsid="000c9af5" style:font-size-asian="10.5pt" style:font-size-complex="12pt"/>
    </style:style>
    <style:style style:name="T19" style:family="text">
      <style:text-properties fo:font-size="12pt" fo:language="el" fo:country="GR" style:text-underline-style="none" officeooo:rsid="00216e92" style:font-size-asian="10.5pt" style:font-size-complex="12pt"/>
    </style:style>
    <style:style style:name="T20" style:family="text">
      <style:text-properties fo:font-size="12pt" fo:language="el" fo:country="GR" style:text-underline-style="none" officeooo:rsid="00236396" style:font-size-asian="10.5pt" style:font-size-complex="12pt"/>
    </style:style>
    <style:style style:name="T21" style:family="text">
      <style:text-properties fo:font-size="12pt" fo:language="el" fo:country="GR" style:text-underline-style="none" officeooo:rsid="001ec1bf" style:font-size-asian="10.5pt" style:font-size-complex="12pt"/>
    </style:style>
    <style:style style:name="T22" style:family="text">
      <style:text-properties fo:font-size="12pt" fo:language="el" fo:country="GR" style:text-underline-style="none" officeooo:rsid="00249d36" style:font-size-asian="10.5pt" style:font-size-complex="12pt"/>
    </style:style>
    <style:style style:name="T23" style:family="text">
      <style:text-properties fo:font-size="12pt" fo:language="el" fo:country="GR" style:text-underline-style="none" officeooo:rsid="001fe2ef" style:font-size-asian="10.5pt" style:font-size-complex="12pt"/>
    </style:style>
    <style:style style:name="T24" style:family="text">
      <style:text-properties fo:font-size="12pt" fo:language="el" fo:country="GR" style:text-underline-style="solid" style:text-underline-width="auto" style:text-underline-color="font-color" officeooo:rsid="00249d36" style:font-size-asian="10.5pt" style:font-size-complex="12pt"/>
    </style:style>
    <style:style style:name="T25" style:family="text">
      <style:text-properties fo:font-size="12pt" fo:language="el" fo:country="GR" style:text-underline-style="solid" style:text-underline-width="auto" style:text-underline-color="font-color" officeooo:rsid="001ec1bf" style:font-size-asian="10.5pt" style:font-size-complex="12pt"/>
    </style:style>
    <style:style style:name="T26" style:family="text">
      <style:text-properties fo:font-size="12pt" fo:language="el" fo:country="GR" style:text-underline-style="solid" style:text-underline-width="auto" style:text-underline-color="font-color" officeooo:rsid="001fe2ef" style:font-size-asian="10.5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0c9af5" style:font-size-asian="10.5pt" style:font-size-complex="12pt"/>
    </style:style>
    <style:style style:name="T28" style:family="text">
      <style:text-properties fo:font-size="12pt" style:text-underline-style="solid" style:text-underline-width="auto" style:text-underline-color="font-color" officeooo:rsid="001f4338" style:font-size-asian="10.5pt" style:font-size-complex="12pt"/>
    </style:style>
    <style:style style:name="T29" style:family="text">
      <style:text-properties fo:font-size="12pt" style:text-underline-style="solid" style:text-underline-width="auto" style:text-underline-color="font-color" officeooo:rsid="00205c9a" style:font-size-asian="10.5pt" style:font-size-complex="12pt"/>
    </style:style>
    <style:style style:name="T30" style:family="text">
      <style:text-properties fo:font-size="12pt" style:text-underline-style="solid" style:text-underline-width="auto" style:text-underline-color="font-color" officeooo:rsid="0023f422" style:font-size-asian="10.5pt" style:font-size-complex="12pt"/>
    </style:style>
    <style:style style:name="T31" style:family="text">
      <style:text-properties fo:font-size="12pt" style:text-underline-style="none" style:font-size-asian="10.5pt" style:font-size-complex="12pt"/>
    </style:style>
    <style:style style:name="T32" style:family="text">
      <style:text-properties fo:font-size="12pt" style:text-underline-style="none" officeooo:rsid="000c9af5" style:font-size-asian="10.5pt" style:font-size-complex="12pt"/>
    </style:style>
    <style:style style:name="T33" style:family="text">
      <style:text-properties fo:font-size="12pt" style:text-underline-style="none" officeooo:rsid="001ec1bf" style:font-size-asian="10.5pt" style:font-size-complex="12pt"/>
    </style:style>
    <style:style style:name="T34" style:family="text">
      <style:text-properties fo:font-size="12pt" style:text-underline-style="none" officeooo:rsid="001ec1bf" style:font-size-asian="10.5pt" style:font-size-complex="12pt"/>
    </style:style>
    <style:style style:name="T35" style:family="text">
      <style:text-properties fo:font-size="12pt" style:text-underline-style="none" officeooo:rsid="001f4338" style:font-size-asian="10.5pt" style:font-size-complex="12pt"/>
    </style:style>
    <style:style style:name="T36" style:family="text">
      <style:text-properties fo:font-size="12pt" style:text-underline-style="none" officeooo:rsid="001fe2ef" style:font-size-asian="10.5pt" style:font-size-complex="12pt"/>
    </style:style>
    <style:style style:name="T37" style:family="text">
      <style:text-properties fo:font-size="12pt" style:text-underline-style="none" officeooo:rsid="00205c9a" style:font-size-asian="10.5pt" style:font-size-complex="12pt"/>
    </style:style>
    <style:style style:name="T38" style:family="text">
      <style:text-properties fo:font-size="12pt" style:text-underline-style="none" officeooo:rsid="0023f422" style:font-size-asian="10.5pt" style:font-size-complex="12pt"/>
    </style:style>
    <style:style style:name="T39" style:family="text">
      <style:text-properties fo:font-size="12pt" style:text-underline-style="none" officeooo:rsid="00249d36" style:font-size-asian="10.5pt" style:font-size-complex="12pt"/>
    </style:style>
    <style:style style:name="T40" style:family="text">
      <style:text-properties fo:font-size="12pt" style:text-underline-style="none" officeooo:rsid="001ec1bf" fo:background-color="#ffff00" loext:char-shading-value="0" style:font-size-asian="10.5pt" style:font-size-complex="12pt"/>
    </style:style>
    <style:style style:name="T41" style:family="text">
      <style:text-properties fo:font-size="12pt" style:text-underline-style="none" officeooo:rsid="001ec1bf" fo:background-color="#ffff00" loext:char-shading-value="0" style:font-size-asian="10.5pt" style:font-size-complex="12pt"/>
    </style:style>
    <style:style style:name="T42" style:family="text">
      <style:text-properties fo:font-size="12pt" style:text-underline-style="none" officeooo:rsid="001ec1bf" fo:background-color="#ffffa6" loext:char-shading-value="0" style:font-size-asian="10.5pt" style:font-size-complex="12pt"/>
    </style:style>
    <style:style style:name="T43" style:family="text">
      <style:text-properties fo:font-size="12pt" style:font-size-asian="10.5pt" style:font-size-complex="12pt"/>
    </style:style>
    <style:style style:name="T44" style:family="text">
      <style:text-properties fo:font-size="12pt" officeooo:rsid="001fe2ef" style:font-size-asian="10.5pt" style:font-size-complex="12pt"/>
    </style:style>
    <style:style style:name="T45" style:family="text">
      <style:text-properties fo:font-size="12pt" officeooo:rsid="00249d36" style:font-size-asian="10.5pt" style:font-size-complex="12pt"/>
    </style:style>
    <style:style style:name="T46" style:family="text">
      <style:text-properties officeooo:rsid="000e58fd"/>
    </style:style>
    <style:style style:name="T47" style:family="text">
      <style:text-properties officeooo:rsid="0015c2b5"/>
    </style:style>
    <style:style style:name="T48" style:family="text">
      <style:text-properties officeooo:rsid="0023290b"/>
    </style:style>
    <style:style style:name="T49" style:family="text">
      <style:text-properties officeooo:rsid="00236396"/>
    </style:style>
    <style:style style:name="T50" style:family="text">
      <style:text-properties officeooo:rsid="0023f422"/>
    </style:style>
    <style:style style:name="T51" style:family="text">
      <style:text-properties officeooo:rsid="0027e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ΚΑΝΕΛΛΑΚΗ ΜΑΡΙΑ-ΑΝΝΑ – 1115201400060</text:p>
      <text:p text:style-name="P6">ΝΙΚΟΛΑΟΣ ΛΙΤΣΑΣ – 1115201400331</text:p>
      <text:p text:style-name="P1"/>
      <text:p text:style-name="P1"/>
      <text:p text:style-name="P1"/>
      <text:p text:style-name="P3">ΥΛΟΠΟΙΗΣΗ ΣΥΣΤΗΜΑΤΩΝ ΒΑΣΕΩΝ ΔΕΔΟΜΕΝΩΝ</text:p>
      <text:p text:style-name="P3">ΕΡΓΑΣΙΑ <text:span text:style-name="T48">2</text:span>Η</text:p>
      <text:p text:style-name="P2"/>
      <text:p text:style-name="P12"/>
      <text:p text:style-name="P8"/>
      <text:p text:style-name="P27"><text:span text:style-name="T17">Το</text:span><text:span text:style-name="T18"> </text:span><text:span text:style-name="T17">πρόγραμμα</text:span><text:span text:style-name="T18"> μεταγλωττί</text:span><text:span text:style-name="T19">ζ</text:span><text:span text:style-name="T17">εται</text:span><text:span text:style-name="T18"> με την εντολή make και τρέχ</text:span><text:span text:style-name="T17">ει</text:span><text:span text:style-name="T18"> με τ</text:span><text:span text:style-name="T17">ην εντολή:</text:span></text:p>
      <text:p text:style-name="P7"><text:tab/>./<text:span text:style-name="T48">build/SHT &lt;input file&gt; (προαιρετικά, αλλιώς ζητείται αργότερα στο πρόγραμμα </text:span><text:span text:style-name="T51">σαν input από το χρήστη</text:span><text:span text:style-name="T48">).</text:span></text:p>
      <text:p text:style-name="P8"/>
      <text:p text:style-name="P8"/>
      <text:p text:style-name="P28"/>
      <text:p text:style-name="P5">Γενικά:</text:p>
      <text:p text:style-name="P5"/>
      <text:list xml:id="list1317544689" text:style-name="L4">
        <text:list-item>
          <text:p text:style-name="P9">Χρησιμοποιήθηκαν τα structs της εκφώνησης.</text:p>
          <text:p text:style-name="P18"/>
        </text:list-item>
      </text:list>
      <text:list xml:id="list937850657" text:style-name="L5">
        <text:list-item>
          <text:p text:style-name="P10">Σαν κλειδί των αρχείων χρησιμοποιήθηκε το όνομά τους.</text:p>
          <text:p text:style-name="P19"/>
        </text:list-item>
        <text:list-item>
          <text:p text:style-name="P11">Για τα αρχεία <text:span text:style-name="T49">HT </text:span>που ανοίγονται, χρησιμοποιείται μία λίστα (<text:span text:style-name="T47">Ht</text:span>List.h), που περιέχει δείκτες σε H<text:span text:style-name="T47">T</text:span>_info. <text:span text:style-name="T46">Εκεί εισάγονται όλα τα αρχεία που ανοίγονται από τη main. </text:span><text:span text:style-name="T49">Αντίστοιχη λίστα δημιουργήθηκε για τα αρχεία SHT (SHTList), όπου αποθηκεύει SHT_info.</text:span></text:p>
          <text:p text:style-name="P11"/>
        </text:list-item>
        <text:list-item>
          <text:p text:style-name="P25"><text:span text:style-name="T7">Το πρώτο block </text:span><text:span text:style-name="T8">κάθε αρχείου δεν περιέχει εγγραφές, αλλά πληροφορίες για το αρχείο (</text:span><text:span text:style-name="T9">ένα </text:span><text:span text:style-name="T8">αναγνωριστικό ‘</text:span><text:span text:style-name="T20">S</text:span><text:span text:style-name="T8">’ για τ</text:span><text:span text:style-name="T20">α αρχεία SHT</text:span><text:span text:style-name="T9"> </text:span><text:span text:style-name="T11">&lt;char&gt;</text:span><text:span text:style-name="T9"> </text:span><text:span text:style-name="T12">και </text:span><text:span text:style-name="T10">τον </text:span><text:span text:style-name="T11">μέγιστο</text:span><text:span text:style-name="T10"> αριθμό των κάδων κατακερματισμού του αρχείου </text:span><text:span text:style-name="T11">&lt;int&gt; .</text:span><text:span text:style-name="T8">).</text:span></text:p>
          <text:p text:style-name="P14"/>
        </text:list-item>
        <text:list-item>
          <text:p text:style-name="P29"><text:span text:style-name="T8">Γ</text:span><text:span text:style-name="T6">ια κάθε αρχείο, ένα block αντιστοιχεί σε ένα hash value. Εάν ένα block γεμίσει, δημιουργείται ένα νέο block για το ίδιο value και συνδέονται μεταξύ τους.</text:span></text:p>
          <text:p text:style-name="P13"/>
        </text:list-item>
        <text:list-item>
          <text:p text:style-name="P26"><text:span text:style-name="T13">Κάθε block που περιέχει εγγραφές, αποθηκεύει στην αρχή του </text:span><text:span text:style-name="T9">το hash value που αντιστοιχεί στα στοιχεία του &lt;int&gt;, </text:span><text:span text:style-name="T13">τον αριθμό των εγγραφών που περιέχει </text:span><text:span text:style-name="T9">&lt;int&gt;</text:span><text:span text:style-name="T13"> </text:span><text:span text:style-name="T9">και </text:span><text:span text:style-name="T14">στο τέλος τους</text:span><text:span text:style-name="T9"> </text:span><text:span text:style-name="T15">τοναριθμό του</text:span><text:span text:style-name="T9"> επόμενο</text:span><text:span text:style-name="T15">υ</text:span><text:span text:style-name="T9"> block που αντιστοιχεί στο ίδιο hash value (αν υπάρχει, </text:span><text:span text:style-name="T16">αλλιώς -1</text:span><text:span text:style-name="T9">) &lt;</text:span><text:span text:style-name="T15">int</text:span><text:span text:style-name="T9">&gt;.</text:span></text:p>
          <text:p text:style-name="P15"/>
        </text:list-item>
      </text:list>
      <text:p text:style-name="P4"/>
      <text:p text:style-name="P33">SHT_info-&gt;filename</text:p>
      <text:p text:style-name="P4"/>
      <text:p text:style-name="P5"><text:span text:style-name="T50">Νέα α</text:span>ρχεία:</text:p>
      <text:list xml:id="list3695242829" text:style-name="L3">
        <text:list-item>
          <text:p text:style-name="P36"><text:span text:style-name="T27">main_</text:span><text:span text:style-name="T30">S</text:span><text:span text:style-name="T27">H</text:span><text:span text:style-name="T28">Τ</text:span><text:span text:style-name="T27">:</text:span><text:span text:style-name="T32"> </text:span><text:span text:style-name="T33">Αποτελεί main ελέγχου των συναρτήσεων του </text:span><text:span text:style-name="T38">S</text:span><text:span text:style-name="T33">H</text:span><text:span text:style-name="T35">Τ.</text:span><text:span text:style-name="T33"> </text:span><text:span text:style-name="T42">Ζητάει από το χρήστη το input file του αρχείου με records που θα διαβαστεί. Διαβάζει όλες τις εγγραφές του και τις εισάγει σε block files. <text:s/>Ψάχνει μία εγγραφή, διαγράφει την ίδια και την ξαναψάχνει. Τέλος, κλείνει όλα τα ανοιχτά αρχεία και διαγράφει όλη τη μνήμη που δεσμεύτηκε.</text:span></text:p>
          <text:p text:style-name="P23"><text:span text:style-name="T41"/></text:p>
        </text:list-item>
        <text:list-item>
          <text:p text:style-name="P34"><text:span text:style-name="T45">S</text:span><text:span text:style-name="T43">H</text:span><text:span text:style-name="T44">Τ</text:span><text:span text:style-name="T43">:</text:span><text:span text:style-name="T31"> Περιλαμβάνει όλες τις ζητούμενες συναρτήσεις, με υλοποιήσεις σύμφωνα με τις προδιαγραφές της εκφώνησης.</text:span></text:p>
          <text:p text:style-name="P21"/>
        </text:list-item>
        <text:list-item>
          <text:p text:style-name="P24"><text:soft-page-break/><text:span text:style-name="T24">S</text:span><text:span text:style-name="T25">H</text:span><text:span text:style-name="T26">t</text:span><text:span text:style-name="T25">List:</text:span><text:span text:style-name="T21"> Αποτελεί μία λίστα από </text:span><text:span text:style-name="T22">S</text:span><text:span text:style-name="T21">H</text:span><text:span text:style-name="T23">T</text:span><text:span text:style-name="T21">_info *. Χρησιμοποιείται από τη main για την αποθήκευση όλων των αρχείων </text:span><text:span text:style-name="T22">sht</text:span><text:span text:style-name="T21"> που δημιουργούνται και ανοίγονται.</text:span></text:p>
          <text:p text:style-name="P21"/>
        </text:list-item>
        <text:list-item>
          <text:p text:style-name="P16"><text:span text:style-name="T5">Secondary</text:span><text:span text:style-name="T33">Record.h, </text:span><text:span text:style-name="T5">S</text:span><text:span text:style-name="T33">HT_info.h:</text:span><text:span text:style-name="T3"> Περιλαμβάνουν τα structs των στοιχείων αυτών, όπως ακριβώς περιγράφονται στην εκφώνηση.</text:span></text:p>
        </text:list-item>
      </text:list>
      <text:p text:style-name="P22"/>
      <text:p text:style-name="P22"/>
      <text:p text:style-name="P32">Αρχεία <text:span text:style-name="T50">από την 1η εργασία</text:span>:</text:p>
      <text:p text:style-name="P22"/>
      <text:list xml:id="list212439367939282" text:continue-numbering="true" text:style-name="L3">
        <text:list-item>
          <text:p text:style-name="P35"><text:span text:style-name="T43">H</text:span><text:span text:style-name="T44">Τ</text:span><text:span text:style-name="T43">:</text:span><text:span text:style-name="T31"> Περιλαμβάνει όλες τις ζητούμενες συναρτήσεις, με υλοποιήσεις σύμφωνα με τις προδιαγραφές της εκφώνησης.</text:span></text:p>
          <text:p text:style-name="P20"/>
        </text:list-item>
        <text:list-item>
          <text:p text:style-name="P30"><text:span text:style-name="T43">H</text:span><text:span text:style-name="T44">t</text:span><text:span text:style-name="T43">List:</text:span><text:span text:style-name="T31"> Αποτελεί μία λίστα από H</text:span><text:span text:style-name="T36">T</text:span><text:span text:style-name="T31">_info *. Χρησιμοποιείται από τη main για την αποθήκευση όλων των αρχείων </text:span><text:span text:style-name="T39">ht </text:span><text:span text:style-name="T31">που δημιουργούνται και ανοίγονται.</text:span></text:p>
          <text:p text:style-name="P30"><text:span text:style-name="T31"/></text:p>
        </text:list-item>
        <text:list-item>
          <text:p text:style-name="P36"><text:span text:style-name="T29">utilites</text:span><text:span text:style-name="T27">:</text:span><text:span text:style-name="T32"> </text:span><text:span text:style-name="T37">Περιέχει μία συνάρτηση, η οποία δημιουργεί ένα Record από μία γραμμή του αρχείου με τις εγγραφές που διαβάζεται.</text:span></text:p>
          <text:p text:style-name="P20"/>
        </text:list-item>
        <text:list-item>
          <text:p text:style-name="P17">Record.h, HT_info.h, HP_info.h:<text:span text:style-name="T1"> Περιλαμβάνουν τα structs των στοιχείων αυτών, όπως ακριβώς περιγράφονται στην εκφώνηση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2:06:42.509276511</meta:creation-date>
    <meta:generator>LibreOffice/6.4.6.2$Linux_X86_64 LibreOffice_project/40$Build-2</meta:generator>
    <dc:date>2021-01-17T21:24:37.694193657</dc:date>
    <meta:editing-duration>PT7H12M9S</meta:editing-duration>
    <meta:editing-cycles>28</meta:editing-cycles>
    <meta:document-statistic meta:table-count="0" meta:image-count="0" meta:object-count="0" meta:page-count="2" meta:paragraph-count="36" meta:word-count="397" meta:character-count="2543" meta:non-whitespace-character-count="2192"/>
  </office:meta>
</office:document-meta>
</file>